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12cm"/>
    </style:style>
    <style:style style:name="co2" style:family="table-column">
      <style:table-column-properties fo:break-before="auto" style:column-width="5.549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5.105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912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5">
      <style:table-cell-properties fo:border-bottom="0.06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5"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4" style:family="table-cell" style:parent-style-name="Default" style:data-style-name="N5"/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untry="IN" style:country-asian="CN" style:country-complex="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<text:span text:style-name="T1"><text:a xlink:href="python://data['form']['account_report_id'][1]" xlink:type="simple">python://data['form']['account_report_id'][1]</text:a></text:span>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setLang(company.partner_id.lang%20or%20%22en_US%22)" xlink:type="simple">python://setLang(company.partner_id.lang or "en_US")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2" office:value-type="string" calcext:value-type="string">
            <text:p>Árbol de cuentas</text:p>
          </table:table-cell>
          <table:table-cell table:style-name="ce2" office:value-type="string" calcext:value-type="string">
            <text:p>Ejercicio fiscal</text:p>
          </table:table-cell>
          <table:table-cell table:style-name="ce2" office:value-type="string" calcext:value-type="string">
            <text:p>Filtrado por</text:p>
          </table:table-cell>
          <table:table-cell table:style-name="ce15" table:number-columns-repeated="2"/>
          <table:table-cell table:style-name="ce21" table:number-columns-repeated="1019"/>
        </table:table-row>
        <table:table-row table:style-name="ro2">
          <table:table-cell table:style-name="ce3" office:value-type="string" calcext:value-type="string">
            <text:p><text:a xlink:href="python://get_account(data)" xlink:type="simple">Account</text:a></text:p>
          </table:table-cell>
          <table:table-cell table:style-name="ce3" office:value-type="string" calcext:value-type="string">
            <text:p><text:a xlink:href="python://get_fiscalyear(data)" xlink:type="simple">Fiscal Year</text:a></text:p>
          </table:table-cell>
          <table:table-cell table:style-name="ce3" office:value-type="string" calcext:value-type="string">
            <text:p><text:a xlink:href="python://get_filter(data)" xlink:type="simple">Filter</text:a>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/>
          <table:table-cell table:style-name="Default"/>
          <table:table-cell office:value-type="string" calcext:value-type="string">
            <text:p><text:a xlink:href="python://if%20test=%22get_filter(data)=='Date'%22" xlink:type="simple">if get_filter(data)=='Date'</text:a>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table:style-name="ce12" office:value-type="string" calcext:value-type="string">
            <text:p>Fecha inicio</text:p>
          </table:table-cell>
          <table:table-cell table:style-name="ce16" office:value-type="string" calcext:value-type="string">
            <text:p>Fecha fin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3" office:value-type="string" calcext:value-type="string">
            <text:p><text:a xlink:href="python://formatLang(get_start_date(data),date=True)" xlink:type="simple">formatLang(get_start_date(data),date=True)</text:a></text:p>
          </table:table-cell>
          <table:table-cell table:style-name="ce17" office:value-type="string" calcext:value-type="string">
            <text:p><text:a xlink:href="python://formatLang(get_end_date(data),date=True)" xlink:type="simple">formatLang(get_end_date(data),date=True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office:value-type="string" calcext:value-type="string">
            <text:p><text:a xlink:href="python:///if" xlink:type="simple">python:///if</text:a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office:value-type="string" calcext:value-type="string">
            <text:p><text:a xlink:href="python://if%20test=%22get_filter(data)=='Periods'%22" xlink:type="simple">if get_filter(data)=='Periods'</text:a>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table:style-name="ce12" office:value-type="string" calcext:value-type="string">
            <text:p>Periodo inicio</text:p>
          </table:table-cell>
          <table:table-cell table:style-name="ce16" office:value-type="string" calcext:value-type="string">
            <text:p>Periodo fin</text:p>
          </table:table-cell>
          <table:table-cell table:number-columns-repeated="1020"/>
        </table:table-row>
        <table:table-row table:style-name="ro5">
          <table:table-cell/>
          <table:table-cell table:style-name="Default"/>
          <table:table-cell table:style-name="ce13" office:value-type="string" calcext:value-type="string">
            <text:p><text:a xlink:href="python://get_start_period(data)%20or%20removeParentNode('para')" xlink:type="simple">get_start_period(data) or removeParentNode('para')</text:a></text:p>
          </table:table-cell>
          <table:table-cell table:style-name="ce17" office:value-type="string" calcext:value-type="string">
            <text:p><text:a xlink:href="python://get_end_period(data)%20or%20removeParentNode('para')" xlink:type="simple">get_end_period(data) or removeParentNode('para'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<text:a xlink:href="python://if%20test=%22data['form']['debit_credit']%20==%201%20and%20not%20data['form']['display_org_unit_column']%20and%20not%20data['form']['display_analytic_acc_column']%20and%20not%20data['form']['display_multiprop_column']%22" xlink:type="simple">python://if test="data['form']['debit_credit'] == 1 and not data['form']['display_org_unit_column'] and not data['form']['display_analytic_acc_column'] and not data['form']['display_multiprop_column']"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4" office:value-type="string" calcext:value-type="string">
            <text:p>Nombre</text:p>
          </table:table-cell>
          <table:table-cell table:style-name="ce7" office:value-type="string" calcext:value-type="string">
            <text:p>Debe</text:p>
          </table:table-cell>
          <table:table-cell table:style-name="ce7" office:value-type="string" calcext:value-type="string">
            <text:p>Haber</text:p>
          </table:table-cell>
          <table:table-cell table:style-name="ce7" office:value-type="string" calcext:value-type="string">
            <text:p>Sald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 table:style-name="ce4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if%20test=%22%20a.get('level')!=0%22" xlink:type="simple">python://if test=" a.get('level')!=0"</text:a>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<text:a xlink:href="python://if%20test=%22a.get('level')==1%22" xlink:type="simple">python://if test="a.get('level')==1"</text:a></text:p>
          </table:table-cell>
          <table:table-cell table:style-name="ce5" table:number-columns-repeated="2"/>
          <table:table-cell table:number-columns-repeated="1021"/>
        </table:table-row>
        <table:table-row table:style-name="ro6">
          <table:table-cell table:style-name="ce5" office:value-type="string" calcext:value-type="string">
            <text:p><text:a xlink:href="python://a.get('name')" xlink:type="simple">python://a.get('name'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if%20test=%22a.get('level')==2%22" xlink:type="simple">python://if test="a.get('level')==2"</text:a></text:p>
          </table:table-cell>
          <table:table-cell/>
          <table:table-cell table:style-name="ce9" table:number-columns-repeated="2"/>
          <table:table-cell table:style-name="ce18"/>
          <table:table-cell table:number-columns-repeated="1019"/>
        </table:table-row>
        <table:table-row table:style-name="ro6">
          <table:table-cell table:style-name="ce6" office:value-type="string" calcext:value-type="string">
            <text:p><text:a xlink:href="python://'%20'*a.get('level')+a.get('name')" xlink:type="simple">python://' '*a.get('level')+a.get('name'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 table:number-columns-repeated="2"/>
          <table:table-cell table:style-name="ce18"/>
          <table:table-cell table:number-columns-repeated="1019"/>
        </table:table-row>
        <table:table-row table:style-name="ro7">
          <table:table-cell office:value-type="string" calcext:value-type="string">
            <text:p><text:a xlink:href="python://if test=&quot;a.get('level')==3 or a.get('level')==4 or a.get('level')==5 or a.get('level')==6&quot;" xlink:type="simple">python://if test="a.get('level')==3 or a.get('level')==4 or a.get('level')==5 or a.get('level')==6"</text:a></text:p>
          </table:table-cell>
          <table:table-cell/>
          <table:table-cell table:style-name="ce9" table:number-columns-repeated="2"/>
          <table:table-cell table:style-name="ce18"/>
          <table:table-cell table:number-columns-repeated="1019"/>
        </table:table-row>
        <table:table-row table:style-name="ro6">
          <table:table-cell table:style-name="ce6" office:value-type="string" calcext:value-type="string">
            <text:p><text:a xlink:href="python://'%20%20%20%20'*a.get('level')+a.get('name')" xlink:type="simple">python://'    '*a.get('level')+a.get('name'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ce6" table:number-columns-repeated="3"/>
          <table:table-cell table:style-name="ce19"/>
          <table:table-cell table:style-name="ce6" table:number-columns-repeated="1019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 table:number-columns-repeated="2"/>
          <table:table-cell table:style-name="ce18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<text:a xlink:href="python://if%20test=%22(not%20data['form']['enable_filter']%20and%20not%20data['form']['debit_credit']%20and%20not%20data['form']['display_org_unit_column']%20and%20not%20data['form']['display_analytic_acc_column']%20and%20not%20data['form']['display_multiprop_column'])%22" xlink:type="simple">python://if test="(not data['form']['enable_filter'] and not data['form']['debit_credit'] and not data['form']['display_org_unit_column'] and not data['form']['display_analytic_acc_column'] and not data['form']['display_multiprop_column'])"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4" office:value-type="string" calcext:value-type="string">
            <text:p>Nombre</text:p>
          </table:table-cell>
          <table:table-cell table:style-name="ce7" office:value-type="string" calcext:value-type="string">
            <text:p>Saldo</text:p>
          </table:table-cell>
          <table:table-cell/>
          <table:table-cell table:style-name="ce4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 table:style-name="ce5" table:number-columns-repeated="3"/>
          <table:table-cell table:style-name="ce20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%20a.get('level')!=0%22" xlink:type="simple">python://if test=" a.get('level')!=0"</text:a></text:p>
          </table:table-cell>
          <table:table-cell table:style-name="ce5" table:number-columns-repeated="3"/>
          <table:table-cell table:style-name="ce20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a.get('level')==1%22" xlink:type="simple">python://if test="a.get('level')==1"</text:a></text:p>
          </table:table-cell>
          <table:table-cell table:style-name="ce5" table:number-columns-repeated="2"/>
          <table:table-cell table:number-columns-repeated="1021"/>
        </table:table-row>
        <table:table-row table:style-name="ro6">
          <table:table-cell table:style-name="ce5" office:value-type="string" calcext:value-type="string">
            <text:p><text:a xlink:href="python://a.get('name')" xlink:type="simple">python://a.get('name'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style-name="ce8"/>
          <table:table-cell table:style-name="ce14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if%20test=%22a.get('level')==2%22" xlink:type="simple">python://if test="a.get('level')==2"</text:a></text:p>
          </table:table-cell>
          <table:table-cell/>
          <table:table-cell table:style-name="ce9" table:number-columns-repeated="2"/>
          <table:table-cell table:style-name="ce18"/>
          <table:table-cell table:number-columns-repeated="1019"/>
        </table:table-row>
        <table:table-row table:style-name="ro6">
          <table:table-cell table:style-name="ce6" office:value-type="string" calcext:value-type="string">
            <text:p><text:a xlink:href="python://'%20'*a.get('level')+a.get('name')" xlink:type="simple">python://' '*a.get('level')+a.get('name'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style-name="ce14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 table:number-columns-repeated="2"/>
          <table:table-cell table:style-name="ce18"/>
          <table:table-cell table:number-columns-repeated="1019"/>
        </table:table-row>
        <table:table-row table:style-name="ro7">
          <table:table-cell office:value-type="string" calcext:value-type="string">
            <text:p><text:a xlink:href="python://if test=&quot;a.get('level')==3 or a.get('level')==4 or a.get('level')==5 or a.get('level')==6&quot;" xlink:type="simple">python://if test="a.get('level')==3 or a.get('level')==4 or a.get('level')==5 or a.get('level')==6"</text:a></text:p>
          </table:table-cell>
          <table:table-cell/>
          <table:table-cell table:style-name="ce9" table:number-columns-repeated="2"/>
          <table:table-cell table:style-name="ce18"/>
          <table:table-cell table:number-columns-repeated="1019"/>
        </table:table-row>
        <table:table-row table:style-name="ro6">
          <table:table-cell table:style-name="ce6" office:value-type="string" calcext:value-type="string">
            <text:p><text:a xlink:href="python://'%20%20%20%20'*a.get('level')+a.get('name')" xlink:type="simple">python://'    '*a.get('level')+a.get('name'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style-name="ce14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ce6" table:number-columns-repeated="3"/>
          <table:table-cell table:style-name="ce19"/>
          <table:table-cell table:style-name="ce6" table:number-columns-repeated="1019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style-name="ce9" table:number-columns-repeated="2"/>
          <table:table-cell table:style-name="ce18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style-name="Default"/>
          <table:table-cell table:style-name="ce9" table:number-columns-repeated="2"/>
          <table:table-cell table:style-name="ce18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style-name="ce9" table:number-columns-repeated="2"/>
          <table:table-cell table:style-name="ce18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(data['form']['enable_filter']%20==%201%20and%20not%20data['form']['debit_credit'])%22" xlink:type="simple">python://if test="(data['form']['enable_filter'] == 1 and not data['form']['debit_credit'])"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Saldo</text:p>
          </table:table-cell>
          <table:table-cell table:style-name="ce5" office:value-type="string" calcext:value-type="string">
            <text:p><text:a xlink:href="python://%20data['form']['label_filter']" xlink:type="simple">python:// data['form']['label_filter']</text:a></text:p>
          </table:table-cell>
          <table:table-cell table:style-name="ce5"/>
          <table:table-cell table:style-name="ce20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<text:a xlink:href="python://if%20test=%22%20a.get('level')!=0%22" xlink:type="simple">python://if test=" a.get('level')!=0"</text:a>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<text:a xlink:href="python://if%20test=%22a.get('level')==1%22" xlink:type="simple">python://if test="a.get('level')==1"</text:a></text:p>
          </table:table-cell>
          <table:table-cell table:style-name="ce5" table:number-columns-repeated="2"/>
          <table:table-cell table:number-columns-repeated="1021"/>
        </table:table-row>
        <table:table-row table:style-name="ro3">
          <table:table-cell table:style-name="ce5" office:value-type="string" calcext:value-type="string">
            <text:p><text:a xlink:href="python://a.get('name')" xlink:type="simple">python://a.get('name')</text:a></text:p>
          </table:table-cell>
          <table:table-cell table:style-name="ce4"/>
          <table:table-cell table:style-name="ce9" table:number-columns-repeated="2"/>
          <table:table-cell table:style-name="ce18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 table:number-columns-repeated="2"/>
          <table:table-cell table:style-name="ce18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if%20test=%22a.get('level')==2%22" xlink:type="simple">python://if test="a.get('level')==2"</text:a></text:p>
          </table:table-cell>
          <table:table-cell/>
          <table:table-cell table:style-name="ce9" table:number-columns-repeated="2"/>
          <table:table-cell table:style-name="ce18"/>
          <table:table-cell table:number-columns-repeated="1019"/>
        </table:table-row>
        <table:table-row table:style-name="ro6">
          <table:table-cell table:style-name="ce6" office:value-type="string" calcext:value-type="string">
            <text:p><text:a xlink:href="python://'%20'*a.get('level')+a.get('name')" xlink:type="simple">python://' '*a.get('level')+a.get('name')</text:a></text:p>
          </table:table-cell>
          <table:table-cell table:style-name="ce8" office:value-type="string" calcext:value-type="string">
            <text:p><text:a xlink:href="python://compute_currency(data['form']['currency_id'],company.currency_id.id,a.balance)" xlink:type="simple">compute_currency(data['form']['currency_id'],company.currency_id.id,a.balance)</text:a></text:p>
          </table:table-cell>
          <table:table-cell table:style-name="ce6" table:number-columns-repeated="2"/>
          <table:table-cell table:style-name="ce19"/>
          <table:table-cell table:style-name="ce6" table:number-columns-repeated="1019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 table:number-columns-repeated="2"/>
          <table:table-cell table:style-name="ce18"/>
          <table:table-cell table:number-columns-repeated="1019"/>
        </table:table-row>
        <table:table-row table:style-name="ro7">
          <table:table-cell office:value-type="string" calcext:value-type="string">
            <text:p><text:a xlink:href="python://if test=&quot;a.get('level')==3 or a.get('level')==4 or a.get('level')==5 or a.get('level')==6&quot;" xlink:type="simple">python://if test="a.get('level')==3 or a.get('level')==4 or a.get('level')==5 or a.get('level')==6"</text:a></text:p>
          </table:table-cell>
          <table:table-cell/>
          <table:table-cell table:style-name="ce9" table:number-columns-repeated="2"/>
          <table:table-cell table:style-name="ce18"/>
          <table:table-cell table:number-columns-repeated="1019"/>
        </table:table-row>
        <table:table-row table:style-name="ro6">
          <table:table-cell table:style-name="ce6" office:value-type="string" calcext:value-type="string">
            <text:p><text:a xlink:href="python://'%20%20%20%20'*a.get('level')+a.get('name')" xlink:type="simple">python://'    '*a.get('level')+a.get('name')</text:a></text:p>
          </table:table-cell>
          <table:table-cell table:style-name="ce8" office:value-type="string" calcext:value-type="string">
            <text:p><text:a xlink:href="python://compute_currency(data['form']['currency_id'],company.currency_id.id,a.balance)" xlink:type="simple">compute_currency(data['form']['currency_id'],company.currency_id.id,a.balance)</text:a></text:p>
          </table:table-cell>
          <table:table-cell table:style-name="ce6" table:number-columns-repeated="2"/>
          <table:table-cell table:style-name="ce19"/>
          <table:table-cell table:style-name="ce6" table:number-columns-repeated="1019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 table:number-columns-repeated="2"/>
          <table:table-cell table:style-name="ce18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/>
          <table:table-cell table:style-name="ce9"/>
          <table:table-cell table:style-name="ce18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style-name="Default"/>
          <table:table-cell/>
          <table:table-cell table:style-name="ce9"/>
          <table:table-cell table:style-name="ce18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/>
          <table:table-cell table:style-name="ce9"/>
          <table:table-cell table:style-name="ce18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data['form']['debit_credit']%20==%201%20and%20data['form']['display_org_unit_column']==1%20and%20data['form']['display_analytic_acc_column']==1%20and%20data['form']['display_multiprop_column']==1%22" xlink:type="simple">python://if test="data['form']['debit_credit'] == 1 and data['form']['display_org_unit_column']==1 and data['form']['display_analytic_acc_column']==1 and data['form']['display_multiprop_column']==1"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4" office:value-type="string" calcext:value-type="string">
            <text:p>Nombre</text:p>
          </table:table-cell>
          <table:table-cell table:style-name="ce10" office:value-type="string" calcext:value-type="string">
            <text:p>Unidad Organizativa</text:p>
          </table:table-cell>
          <table:table-cell table:style-name="ce10" office:value-type="string" calcext:value-type="string">
            <text:p>Cuenta Analítica</text:p>
          </table:table-cell>
          <table:table-cell table:style-name="ce10" office:value-type="string" calcext:value-type="string">
            <text:p>Multipropósito</text:p>
          </table:table-cell>
          <table:table-cell table:style-name="ce7" office:value-type="string" calcext:value-type="string">
            <text:p>Debe</text:p>
          </table:table-cell>
          <table:table-cell table:style-name="ce7" office:value-type="string" calcext:value-type="string">
            <text:p>Haber</text:p>
          </table:table-cell>
          <table:table-cell table:style-name="ce7" office:value-type="string" calcext:value-type="string">
            <text:p>Sald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 table:style-name="ce4" table:number-columns-repeated="6"/>
          <table:table-cell table:number-columns-repeated="1017"/>
        </table:table-row>
        <table:table-row table:style-name="ro3">
          <table:table-cell office:value-type="string" calcext:value-type="string">
            <text:p><text:a xlink:href="python://if%20test=%22%20a.get('level')!=0%22" xlink:type="simple">python://if test=" a.get('level')!=0"</text:a>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office:value-type="string" calcext:value-type="string">
            <text:p><text:a xlink:href="python://if%20test=%22a.get('level')==1%22" xlink:type="simple">python://if test="a.get('level')==1"</text:a></text:p>
          </table:table-cell>
          <table:table-cell table:style-name="ce5" table:number-columns-repeated="2"/>
          <table:table-cell table:number-columns-repeated="1021"/>
        </table:table-row>
        <table:table-row table:style-name="ro6">
          <table:table-cell table:style-name="ce5" office:value-type="string" calcext:value-type="string">
            <text:p><text:a xlink:href="python://a.get('name')" xlink:type="simple">python://a.get('name')</text:a></text:p>
          </table:table-cell>
          <table:table-cell table:style-name="ce5" table:number-columns-repeated="3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if%20test=%22a.get('level')==2%22" xlink:type="simple">python://if test="a.get('level')==2"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6">
          <table:table-cell table:style-name="ce6" office:value-type="string" calcext:value-type="string">
            <text:p><text:a xlink:href="python://'%20'*a.get('level')+a.get('name')" xlink:type="simple">python://' '*a.get('level')+a.get('name')</text:a></text:p>
          </table:table-cell>
          <table:table-cell table:style-name="ce6" table:number-columns-repeated="3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7">
          <table:table-cell office:value-type="string" calcext:value-type="string">
            <text:p><text:a xlink:href="python://if test=&quot;a.get('level')==3 or a.get('level')==4 or a.get('level')==5 or a.get('level')==6&quot;" xlink:type="simple">python://if test="a.get('level')==3 or a.get('level')==4 or a.get('level')==5 or a.get('level')==6"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6">
          <table:table-cell table:style-name="ce6" office:value-type="string" calcext:value-type="string">
            <text:p><text:a xlink:href="python://'%20%20%20%20'*a.get('level')+a.get('name')" xlink:type="simple">python://'    '*a.get('level')+a.get('name')</text:a></text:p>
          </table:table-cell>
          <table:table-cell table:style-name="ce6" table:number-columns-repeated="3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ce6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if%20test=%22a.get('type')%20==%20'account'%22" xlink:type="simple">python://if test="a.get('type') == 'account'"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for%20each=%22dim%20in%20get_dimensions_data(data,%20a,%20company)%22" xlink:type="simple">python://for each="dim in get_dimensions_data(data, a, company)"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6">
          <table:table-cell/>
          <table:table-cell table:style-name="ce11" office:value-type="string" calcext:value-type="string">
            <text:p><text:a xlink:href="python://dim.get('org_unit')" xlink:type="simple">python://dim.get('org_unit')</text:a></text:p>
          </table:table-cell>
          <table:table-cell table:style-name="ce11" office:value-type="string" calcext:value-type="string">
            <text:p><text:a xlink:href="python://dim.get('analytic_acc')" xlink:type="simple">python://dim.get('analytic_acc')</text:a></text:p>
          </table:table-cell>
          <table:table-cell table:style-name="ce11" office:value-type="string" calcext:value-type="string">
            <text:p><text:a xlink:href="python://dim.get('multiprop')" xlink:type="simple">python://dim.get('multiprop'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debit'))" xlink:type="simple">compute_currency(data['form']['currency_id'],company.currency_id.id,dim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credit'))" xlink:type="simple">compute_currency(data['form']['currency_id'],company.currency_id.id,dim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balance'))" xlink:type="simple">compute_currency(data['form']['currency_id'],company.currency_id.id,dim.get('balance'))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<text:a xlink:href="python://if%20test=%22data['form']['debit_credit']%20==%201%20and%20data['form']['display_org_unit_column']==1%20and%20data['form']['display_analytic_acc_column']==1%20and%20not%20data['form']['display_multiprop_column']%22" xlink:type="simple">python://if test="data['form']['debit_credit'] == 1 and data['form']['display_org_unit_column']==1 and data['form']['display_analytic_acc_column']==1 and not data['form']['display_multiprop_column']"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4" office:value-type="string" calcext:value-type="string">
            <text:p>Nombre</text:p>
          </table:table-cell>
          <table:table-cell table:style-name="ce10" office:value-type="string" calcext:value-type="string">
            <text:p>Unidad Organizativa</text:p>
          </table:table-cell>
          <table:table-cell table:style-name="ce10" office:value-type="string" calcext:value-type="string">
            <text:p>Cuenta Analítica</text:p>
          </table:table-cell>
          <table:table-cell table:style-name="ce7" office:value-type="string" calcext:value-type="string">
            <text:p>Debe</text:p>
          </table:table-cell>
          <table:table-cell table:style-name="ce7" office:value-type="string" calcext:value-type="string">
            <text:p>Haber</text:p>
          </table:table-cell>
          <table:table-cell table:style-name="ce7" office:value-type="string" calcext:value-type="string">
            <text:p>Sald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 table:style-name="ce4" table:number-columns-repeated="5"/>
          <table:table-cell table:number-columns-repeated="1018"/>
        </table:table-row>
        <table:table-row table:style-name="ro3">
          <table:table-cell office:value-type="string" calcext:value-type="string">
            <text:p><text:a xlink:href="python://if%20test=%22%20a.get('level')!=0%22" xlink:type="simple">python://if test=" a.get('level')!=0"</text:a></text:p>
          </table:table-cell>
          <table:table-cell table:style-name="ce4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<text:a xlink:href="python://if%20test=%22a.get('level')==1%22" xlink:type="simple">python://if test="a.get('level')==1"</text:a></text:p>
          </table:table-cell>
          <table:table-cell table:style-name="ce5" table:number-columns-repeated="2"/>
          <table:table-cell table:number-columns-repeated="1021"/>
        </table:table-row>
        <table:table-row table:style-name="ro6">
          <table:table-cell table:style-name="ce5" office:value-type="string" calcext:value-type="string">
            <text:p><text:a xlink:href="python://a.get('name')" xlink:type="simple">python://a.get('name')</text:a></text:p>
          </table:table-cell>
          <table:table-cell table:style-name="ce5" table:number-columns-repeated="2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if%20test=%22a.get('level')==2%22" xlink:type="simple">python://if test="a.get('level')==2"</text:a></text:p>
          </table:table-cell>
          <table:table-cell/>
          <table:table-cell table:style-name="ce9"/>
          <table:table-cell table:number-columns-repeated="1021"/>
        </table:table-row>
        <table:table-row table:style-name="ro6">
          <table:table-cell table:style-name="ce6" office:value-type="string" calcext:value-type="string">
            <text:p><text:a xlink:href="python://'%20'*a.get('level')+a.get('name')" xlink:type="simple">python://' '*a.get('level')+a.get('name')</text:a></text:p>
          </table:table-cell>
          <table:table-cell table:style-name="ce6" table:number-columns-repeated="2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/>
          <table:table-cell table:number-columns-repeated="1021"/>
        </table:table-row>
        <table:table-row table:style-name="ro7">
          <table:table-cell office:value-type="string" calcext:value-type="string">
            <text:p><text:a xlink:href="python://if test=&quot;a.get('level')==3 or a.get('level')==4 or a.get('level')==5 or a.get('level')==6&quot;" xlink:type="simple">python://if test="a.get('level')==3 or a.get('level')==4 or a.get('level')==5 or a.get('level')==6"</text:a></text:p>
          </table:table-cell>
          <table:table-cell/>
          <table:table-cell table:style-name="ce9"/>
          <table:table-cell table:number-columns-repeated="1021"/>
        </table:table-row>
        <table:table-row table:style-name="ro6">
          <table:table-cell table:style-name="ce6" office:value-type="string" calcext:value-type="string">
            <text:p><text:a xlink:href="python://'%20%20%20%20'*a.get('level')+a.get('name')" xlink:type="simple">python://'    '*a.get('level')+a.get('name')</text:a></text:p>
          </table:table-cell>
          <table:table-cell table:style-name="ce6" table:number-columns-repeated="2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ce6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if%20test=%22a.get('type')%20==%20'account'%22" xlink:type="simple">python://if test="a.get('type') == 'account'"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for%20each=%22dim%20in%20get_dimensions_data(data,%20a,%20company)%22" xlink:type="simple">python://for each="dim in get_dimensions_data(data, a, company)"</text:a></text:p>
          </table:table-cell>
          <table:table-cell/>
          <table:table-cell table:style-name="ce9"/>
          <table:table-cell table:number-columns-repeated="1021"/>
        </table:table-row>
        <table:table-row table:style-name="ro6">
          <table:table-cell/>
          <table:table-cell table:style-name="ce11" office:value-type="string" calcext:value-type="string">
            <text:p><text:a xlink:href="python://dim.get('org_unit')" xlink:type="simple">python://dim.get('org_unit')</text:a></text:p>
          </table:table-cell>
          <table:table-cell table:style-name="ce11" office:value-type="string" calcext:value-type="string">
            <text:p><text:a xlink:href="python://dim.get('analytic_acc')" xlink:type="simple">python://dim.get('analytic_acc'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debit'))" xlink:type="simple">compute_currency(data['form']['currency_id'],company.currency_id.id,dim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credit'))" xlink:type="simple">compute_currency(data['form']['currency_id'],company.currency_id.id,dim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balance'))" xlink:type="simple">compute_currency(data['form']['currency_id'],company.currency_id.id,dim.get('balance'))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style-name="ce4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<text:a xlink:href="python://if%20test=%22data['form']['debit_credit']%20==%201%20and%20data['form']['display_org_unit_column']==1%20and%20not%20data['form']['display_analytic_acc_column']%20and%20data['form']['display_multiprop_column']==1%22" xlink:type="simple">python://if test="data['form']['debit_credit'] == 1 and data['form']['display_org_unit_column']==1 and not data['form']['display_analytic_acc_column'] and data['form']['display_multiprop_column']==1"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4" office:value-type="string" calcext:value-type="string">
            <text:p>Nombre</text:p>
          </table:table-cell>
          <table:table-cell table:style-name="ce10" office:value-type="string" calcext:value-type="string">
            <text:p>Unidad Organizativa</text:p>
          </table:table-cell>
          <table:table-cell table:style-name="ce10" office:value-type="string" calcext:value-type="string">
            <text:p>Multipropósito</text:p>
          </table:table-cell>
          <table:table-cell table:style-name="ce7" office:value-type="string" calcext:value-type="string">
            <text:p>Debe</text:p>
          </table:table-cell>
          <table:table-cell table:style-name="ce7" office:value-type="string" calcext:value-type="string">
            <text:p>Haber</text:p>
          </table:table-cell>
          <table:table-cell table:style-name="ce7" office:value-type="string" calcext:value-type="string">
            <text:p>Sald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 table:style-name="ce4" table:number-columns-repeated="5"/>
          <table:table-cell table:number-columns-repeated="1018"/>
        </table:table-row>
        <table:table-row table:style-name="ro3">
          <table:table-cell office:value-type="string" calcext:value-type="string">
            <text:p><text:a xlink:href="python://if%20test=%22%20a.get('level')!=0%22" xlink:type="simple">python://if test=" a.get('level')!=0"</text:a></text:p>
          </table:table-cell>
          <table:table-cell table:style-name="ce4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<text:a xlink:href="python://if%20test=%22a.get('level')==1%22" xlink:type="simple">python://if test="a.get('level')==1"</text:a></text:p>
          </table:table-cell>
          <table:table-cell table:style-name="ce5" table:number-columns-repeated="2"/>
          <table:table-cell table:number-columns-repeated="1021"/>
        </table:table-row>
        <table:table-row table:style-name="ro6">
          <table:table-cell table:style-name="ce5" office:value-type="string" calcext:value-type="string">
            <text:p><text:a xlink:href="python://a.get('name')" xlink:type="simple">python://a.get('name')</text:a></text:p>
          </table:table-cell>
          <table:table-cell table:style-name="ce5" table:number-columns-repeated="2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if%20test=%22a.get('level')==2%22" xlink:type="simple">python://if test="a.get('level')==2"</text:a></text:p>
          </table:table-cell>
          <table:table-cell/>
          <table:table-cell table:style-name="ce9"/>
          <table:table-cell table:number-columns-repeated="1021"/>
        </table:table-row>
        <table:table-row table:style-name="ro6">
          <table:table-cell table:style-name="ce6" office:value-type="string" calcext:value-type="string">
            <text:p><text:a xlink:href="python://'%20'*a.get('level')+a.get('name')" xlink:type="simple">python://' '*a.get('level')+a.get('name')</text:a></text:p>
          </table:table-cell>
          <table:table-cell table:style-name="ce6" table:number-columns-repeated="2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/>
          <table:table-cell table:number-columns-repeated="1021"/>
        </table:table-row>
        <table:table-row table:style-name="ro7">
          <table:table-cell office:value-type="string" calcext:value-type="string">
            <text:p><text:a xlink:href="python://if test=&quot;a.get('level')==3 or a.get('level')==4 or a.get('level')==5 or a.get('level')==6&quot;" xlink:type="simple">python://if test="a.get('level')==3 or a.get('level')==4 or a.get('level')==5 or a.get('level')==6"</text:a></text:p>
          </table:table-cell>
          <table:table-cell/>
          <table:table-cell table:style-name="ce9"/>
          <table:table-cell table:number-columns-repeated="1021"/>
        </table:table-row>
        <table:table-row table:style-name="ro6">
          <table:table-cell table:style-name="ce6" office:value-type="string" calcext:value-type="string">
            <text:p><text:a xlink:href="python://'%20%20%20%20'*a.get('level')+a.get('name')" xlink:type="simple">python://'    '*a.get('level')+a.get('name')</text:a></text:p>
          </table:table-cell>
          <table:table-cell table:style-name="ce6" table:number-columns-repeated="2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ce6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if%20test=%22a.get('type')%20==%20'account'%22" xlink:type="simple">python://if test="a.get('type') == 'account'"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for%20each=%22dim%20in%20get_dimensions_data(data,%20a,%20company)%22" xlink:type="simple">python://for each="dim in get_dimensions_data(data, a, company)"</text:a></text:p>
          </table:table-cell>
          <table:table-cell/>
          <table:table-cell table:style-name="ce9"/>
          <table:table-cell table:number-columns-repeated="1021"/>
        </table:table-row>
        <table:table-row table:style-name="ro6">
          <table:table-cell/>
          <table:table-cell table:style-name="ce11" office:value-type="string" calcext:value-type="string">
            <text:p><text:a xlink:href="python://dim.get('org_unit')" xlink:type="simple">python://dim.get('org_unit')</text:a></text:p>
          </table:table-cell>
          <table:table-cell table:style-name="ce11" office:value-type="string" calcext:value-type="string">
            <text:p><text:a xlink:href="python://dim.get('multiprop')" xlink:type="simple">python://dim.get('multiprop'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debit'))" xlink:type="simple">compute_currency(data['form']['currency_id'],company.currency_id.id,dim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credit'))" xlink:type="simple">compute_currency(data['form']['currency_id'],company.currency_id.id,dim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balance'))" xlink:type="simple">compute_currency(data['form']['currency_id'],company.currency_id.id,dim.get('balance'))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style-name="ce4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<text:a xlink:href="python://if%20test=%22data['form']['debit_credit']%20==%201%20and%20not%20data['form']['display_org_unit_column']%20and%20data['form']['display_analytic_acc_column']==1%20and%20data['form']['display_multiprop_column']==1%22" xlink:type="simple">python://if test="data['form']['debit_credit'] == 1 and not data['form']['display_org_unit_column'] and data['form']['display_analytic_acc_column']==1 and data['form']['display_multiprop_column']==1"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4" office:value-type="string" calcext:value-type="string">
            <text:p>Nombre</text:p>
          </table:table-cell>
          <table:table-cell table:style-name="ce10" office:value-type="string" calcext:value-type="string">
            <text:p>Cuenta Analítica</text:p>
          </table:table-cell>
          <table:table-cell table:style-name="ce10" office:value-type="string" calcext:value-type="string">
            <text:p>Multipropósito</text:p>
          </table:table-cell>
          <table:table-cell table:style-name="ce7" office:value-type="string" calcext:value-type="string">
            <text:p>Debe</text:p>
          </table:table-cell>
          <table:table-cell table:style-name="ce7" office:value-type="string" calcext:value-type="string">
            <text:p>Haber</text:p>
          </table:table-cell>
          <table:table-cell table:style-name="ce7" office:value-type="string" calcext:value-type="string">
            <text:p>Sald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 table:style-name="ce4" table:number-columns-repeated="5"/>
          <table:table-cell table:number-columns-repeated="1018"/>
        </table:table-row>
        <table:table-row table:style-name="ro3">
          <table:table-cell office:value-type="string" calcext:value-type="string">
            <text:p><text:a xlink:href="python://if%20test=%22%20a.get('level')!=0%22" xlink:type="simple">python://if test=" a.get('level')!=0"</text:a></text:p>
          </table:table-cell>
          <table:table-cell table:style-name="ce4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<text:a xlink:href="python://if%20test=%22a.get('level')==1%22" xlink:type="simple">python://if test="a.get('level')==1"</text:a></text:p>
          </table:table-cell>
          <table:table-cell table:style-name="ce5" table:number-columns-repeated="2"/>
          <table:table-cell table:number-columns-repeated="1021"/>
        </table:table-row>
        <table:table-row table:style-name="ro6">
          <table:table-cell table:style-name="ce5" office:value-type="string" calcext:value-type="string">
            <text:p><text:a xlink:href="python://a.get('name')" xlink:type="simple">python://a.get('name')</text:a></text:p>
          </table:table-cell>
          <table:table-cell table:style-name="ce5" table:number-columns-repeated="2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if%20test=%22a.get('level')==2%22" xlink:type="simple">python://if test="a.get('level')==2"</text:a></text:p>
          </table:table-cell>
          <table:table-cell/>
          <table:table-cell table:style-name="ce9"/>
          <table:table-cell table:number-columns-repeated="1021"/>
        </table:table-row>
        <table:table-row table:style-name="ro6">
          <table:table-cell table:style-name="ce6" office:value-type="string" calcext:value-type="string">
            <text:p><text:a xlink:href="python://'%20'*a.get('level')+a.get('name')" xlink:type="simple">python://' '*a.get('level')+a.get('name')</text:a></text:p>
          </table:table-cell>
          <table:table-cell table:style-name="ce6" table:number-columns-repeated="2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/>
          <table:table-cell table:number-columns-repeated="1021"/>
        </table:table-row>
        <table:table-row table:style-name="ro7">
          <table:table-cell office:value-type="string" calcext:value-type="string">
            <text:p><text:a xlink:href="python://if test=&quot;a.get('level')==3 or a.get('level')==4 or a.get('level')==5 or a.get('level')==6&quot;" xlink:type="simple">python://if test="a.get('level')==3 or a.get('level')==4 or a.get('level')==5 or a.get('level')==6"</text:a></text:p>
          </table:table-cell>
          <table:table-cell/>
          <table:table-cell table:style-name="ce9"/>
          <table:table-cell table:number-columns-repeated="1021"/>
        </table:table-row>
        <table:table-row table:style-name="ro6">
          <table:table-cell table:style-name="ce6" office:value-type="string" calcext:value-type="string">
            <text:p><text:a xlink:href="python://'%20%20%20%20'*a.get('level')+a.get('name')" xlink:type="simple">python://'    '*a.get('level')+a.get('name')</text:a></text:p>
          </table:table-cell>
          <table:table-cell table:style-name="ce6" table:number-columns-repeated="2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ce6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if%20test=%22a.get('type')%20==%20'account'%22" xlink:type="simple">python://if test="a.get('type') == 'account'"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for%20each=%22dim%20in%20get_dimensions_data(data,%20a,%20company)%22" xlink:type="simple">python://for each="dim in get_dimensions_data(data, a, company)"</text:a></text:p>
          </table:table-cell>
          <table:table-cell/>
          <table:table-cell table:style-name="ce9"/>
          <table:table-cell table:number-columns-repeated="1021"/>
        </table:table-row>
        <table:table-row table:style-name="ro6">
          <table:table-cell/>
          <table:table-cell table:style-name="ce11" office:value-type="string" calcext:value-type="string">
            <text:p><text:a xlink:href="python://dim.get('analytic_acc')" xlink:type="simple">python://dim.get('analytic_acc')</text:a></text:p>
          </table:table-cell>
          <table:table-cell table:style-name="ce11" office:value-type="string" calcext:value-type="string">
            <text:p><text:a xlink:href="python://dim.get('multiprop')" xlink:type="simple">python://dim.get('multiprop'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debit'))" xlink:type="simple">compute_currency(data['form']['currency_id'],company.currency_id.id,dim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credit'))" xlink:type="simple">compute_currency(data['form']['currency_id'],company.currency_id.id,dim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balance'))" xlink:type="simple">compute_currency(data['form']['currency_id'],company.currency_id.id,dim.get('balance'))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style-name="ce4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<text:a xlink:href="python://if%20test=%22data['form']['debit_credit']%20==%201%20and%20data['form']['display_org_unit_column']==1%20and%20not%20data['form']['display_analytic_acc_column']%20and%20not%20data['form']['display_multiprop_column']%22" xlink:type="simple">python://if test="data['form']['debit_credit'] == 1 and data['form']['display_org_unit_column']==1 and not data['form']['display_analytic_acc_column'] and not data['form']['display_multiprop_column']"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4" office:value-type="string" calcext:value-type="string">
            <text:p>Nombre</text:p>
          </table:table-cell>
          <table:table-cell table:style-name="ce10" office:value-type="string" calcext:value-type="string">
            <text:p>Unidad Organizativa</text:p>
          </table:table-cell>
          <table:table-cell table:style-name="ce7" office:value-type="string" calcext:value-type="string">
            <text:p>Debe</text:p>
          </table:table-cell>
          <table:table-cell table:style-name="ce7" office:value-type="string" calcext:value-type="string">
            <text:p>Haber</text:p>
          </table:table-cell>
          <table:table-cell table:style-name="ce7" office:value-type="string" calcext:value-type="string">
            <text:p>Sald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 table:style-name="ce4" table:number-columns-repeated="4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if%20test=%22%20a.get('level')!=0%22" xlink:type="simple">python://if test=" a.get('level')!=0"</text:a></text:p>
          </table:table-cell>
          <table:table-cell table:style-name="ce4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a.get('level')==1%22" xlink:type="simple">python://if test="a.get('level')==1"</text:a></text:p>
          </table:table-cell>
          <table:table-cell table:style-name="ce5"/>
          <table:table-cell table:number-columns-repeated="1022"/>
        </table:table-row>
        <table:table-row table:style-name="ro6">
          <table:table-cell table:style-name="ce5" office:value-type="string" calcext:value-type="string">
            <text:p><text:a xlink:href="python://a.get('name')" xlink:type="simple">python://a.get('name')</text:a></text:p>
          </table:table-cell>
          <table:table-cell table:style-name="ce5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 calcext:value-type="string">
            <text:p><text:a xlink:href="python://if%20test=%22a.get('level')==2%22" xlink:type="simple">python://if test="a.get('level')==2"</text:a>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>
            <text:p><text:a xlink:href="python://'%20'*a.get('level')+a.get('name')" xlink:type="simple">python://' '*a.get('level')+a.get('name')</text:a></text:p>
          </table:table-cell>
          <table:table-cell table:style-name="ce6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a xlink:href="python://if test=&quot;a.get('level')==3 or a.get('level')==4 or a.get('level')==5 or a.get('level')==6&quot;" xlink:type="simple">python://if test="a.get('level')==3 or a.get('level')==4 or a.get('level')==5 or a.get('level')==6"</text:a>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>
            <text:p><text:a xlink:href="python://'%20%20%20%20'*a.get('level')+a.get('name')" xlink:type="simple">python://'    '*a.get('level')+a.get('name')</text:a></text:p>
          </table:table-cell>
          <table:table-cell table:style-name="ce6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ce6"/>
          <table:table-cell table:number-columns-repeated="1022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if%20test=%22a.get('type')%20==%20'account'%22" xlink:type="simple">python://if test="a.get('type') == 'account'"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for%20each=%22dim%20in%20get_dimensions_data(data,%20a,%20company)%22" xlink:type="simple">python://for each="dim in get_dimensions_data(data, a, company)"</text:a></text:p>
          </table:table-cell>
          <table:table-cell table:number-columns-repeated="1023"/>
        </table:table-row>
        <table:table-row table:style-name="ro6">
          <table:table-cell/>
          <table:table-cell table:style-name="ce11" office:value-type="string" calcext:value-type="string">
            <text:p><text:a xlink:href="python://dim.get('org_unit')" xlink:type="simple">python://dim.get('org_unit'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debit'))" xlink:type="simple">compute_currency(data['form']['currency_id'],company.currency_id.id,dim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credit'))" xlink:type="simple">compute_currency(data['form']['currency_id'],company.currency_id.id,dim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balance'))" xlink:type="simple">compute_currency(data['form']['currency_id'],company.currency_id.id,dim.get('balance'))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style-name="ce4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<text:a xlink:href="python://if%20test=%22data['form']['debit_credit']%20==%201%20and%20not%20data['form']['display_org_unit_column']%20and%20data['form']['display_analytic_acc_column']==1%20and%20not%20data['form']['display_multiprop_column']%22" xlink:type="simple">python://if test="data['form']['debit_credit'] == 1 and not data['form']['display_org_unit_column'] and data['form']['display_analytic_acc_column']==1 and not data['form']['display_multiprop_column']"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4" office:value-type="string" calcext:value-type="string">
            <text:p>Nombre</text:p>
          </table:table-cell>
          <table:table-cell table:style-name="ce10" office:value-type="string" calcext:value-type="string">
            <text:p>Cuenta Analítica</text:p>
          </table:table-cell>
          <table:table-cell table:style-name="ce7" office:value-type="string" calcext:value-type="string">
            <text:p>Debe</text:p>
          </table:table-cell>
          <table:table-cell table:style-name="ce7" office:value-type="string" calcext:value-type="string">
            <text:p>Haber</text:p>
          </table:table-cell>
          <table:table-cell table:style-name="ce7" office:value-type="string" calcext:value-type="string">
            <text:p>Sald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 table:style-name="ce4" table:number-columns-repeated="4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if%20test=%22%20a.get('level')!=0%22" xlink:type="simple">python://if test=" a.get('level')!=0"</text:a></text:p>
          </table:table-cell>
          <table:table-cell table:style-name="ce4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a.get('level')==1%22" xlink:type="simple">python://if test="a.get('level')==1"</text:a></text:p>
          </table:table-cell>
          <table:table-cell table:style-name="ce5"/>
          <table:table-cell table:number-columns-repeated="1022"/>
        </table:table-row>
        <table:table-row table:style-name="ro6">
          <table:table-cell table:style-name="ce5" office:value-type="string" calcext:value-type="string">
            <text:p><text:a xlink:href="python://a.get('name')" xlink:type="simple">python://a.get('name')</text:a></text:p>
          </table:table-cell>
          <table:table-cell table:style-name="ce5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 calcext:value-type="string">
            <text:p><text:a xlink:href="python://if%20test=%22a.get('level')==2%22" xlink:type="simple">python://if test="a.get('level')==2"</text:a>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>
            <text:p><text:a xlink:href="python://'%20'*a.get('level')+a.get('name')" xlink:type="simple">python://' '*a.get('level')+a.get('name')</text:a></text:p>
          </table:table-cell>
          <table:table-cell table:style-name="ce6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a xlink:href="python://if test=&quot;a.get('level')==3 or a.get('level')==4 or a.get('level')==5 or a.get('level')==6&quot;" xlink:type="simple">python://if test="a.get('level')==3 or a.get('level')==4 or a.get('level')==5 or a.get('level')==6"</text:a>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>
            <text:p><text:a xlink:href="python://'%20%20%20%20'*a.get('level')+a.get('name')" xlink:type="simple">python://'    '*a.get('level')+a.get('name')</text:a></text:p>
          </table:table-cell>
          <table:table-cell table:style-name="ce6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ce6"/>
          <table:table-cell table:number-columns-repeated="1022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if%20test=%22a.get('type')%20==%20'account'%22" xlink:type="simple">python://if test="a.get('type') == 'account'"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for%20each=%22dim%20in%20get_dimensions_data(data,%20a,%20company)%22" xlink:type="simple">python://for each="dim in get_dimensions_data(data, a, company)"</text:a></text:p>
          </table:table-cell>
          <table:table-cell table:number-columns-repeated="1023"/>
        </table:table-row>
        <table:table-row table:style-name="ro6">
          <table:table-cell/>
          <table:table-cell table:style-name="ce11" office:value-type="string" calcext:value-type="string">
            <text:p><text:a xlink:href="python://dim.get('analytic_acc')" xlink:type="simple">python://dim.get('analytic_acc'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debit'))" xlink:type="simple">compute_currency(data['form']['currency_id'],company.currency_id.id,dim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credit'))" xlink:type="simple">compute_currency(data['form']['currency_id'],company.currency_id.id,dim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balance'))" xlink:type="simple">compute_currency(data['form']['currency_id'],company.currency_id.id,dim.get('balance'))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style-name="ce4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<text:a xlink:href="python://if%20test=%22data['form']['debit_credit']%20==%201%20and%20not%20data['form']['display_org_unit_column']%20and%20not%20data['form']['display_analytic_acc_column']%20and%20data['form']['display_multiprop_column']==1%22" xlink:type="simple">python://if test="data['form']['debit_credit'] == 1 and not data['form']['display_org_unit_column'] and not data['form']['display_analytic_acc_column'] and data['form']['display_multiprop_column']==1"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4" office:value-type="string" calcext:value-type="string">
            <text:p>Nombre</text:p>
          </table:table-cell>
          <table:table-cell table:style-name="ce10" office:value-type="string" calcext:value-type="string">
            <text:p>Multipropósito</text:p>
          </table:table-cell>
          <table:table-cell table:style-name="ce7" office:value-type="string" calcext:value-type="string">
            <text:p>Debe</text:p>
          </table:table-cell>
          <table:table-cell table:style-name="ce7" office:value-type="string" calcext:value-type="string">
            <text:p>Haber</text:p>
          </table:table-cell>
          <table:table-cell table:style-name="ce7" office:value-type="string" calcext:value-type="string">
            <text:p>Sald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 table:style-name="ce4" table:number-columns-repeated="4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if%20test=%22%20a.get('level')!=0%22" xlink:type="simple">python://if test=" a.get('level')!=0"</text:a></text:p>
          </table:table-cell>
          <table:table-cell table:style-name="ce4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a.get('level')==1%22" xlink:type="simple">python://if test="a.get('level')==1"</text:a></text:p>
          </table:table-cell>
          <table:table-cell table:style-name="ce5"/>
          <table:table-cell table:number-columns-repeated="1022"/>
        </table:table-row>
        <table:table-row table:style-name="ro6">
          <table:table-cell table:style-name="ce5" office:value-type="string" calcext:value-type="string">
            <text:p><text:a xlink:href="python://a.get('name')" xlink:type="simple">python://a.get('name')</text:a></text:p>
          </table:table-cell>
          <table:table-cell table:style-name="ce5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 calcext:value-type="string">
            <text:p><text:a xlink:href="python://if%20test=%22a.get('level')==2%22" xlink:type="simple">python://if test="a.get('level')==2"</text:a>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>
            <text:p><text:a xlink:href="python://'%20'*a.get('level')+a.get('name')" xlink:type="simple">python://' '*a.get('level')+a.get('name')</text:a></text:p>
          </table:table-cell>
          <table:table-cell table:style-name="ce6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a xlink:href="python://if test=&quot;a.get('level')==3 or a.get('level')==4 or a.get('level')==5 or a.get('level')==6&quot;" xlink:type="simple">python://if test="a.get('level')==3 or a.get('level')==4 or a.get('level')==5 or a.get('level')==6"</text:a>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>
            <text:p><text:a xlink:href="python://'%20%20%20%20'*a.get('level')+a.get('name')" xlink:type="simple">python://'    '*a.get('level')+a.get('name')</text:a></text:p>
          </table:table-cell>
          <table:table-cell table:style-name="ce6"/>
          <table:table-cell table:style-name="ce8" office:value-type="string" calcext:value-type="string">
            <text:p><text:a xlink:href="python://compute_currency(data['form']['currency_id'],company.currency_id.id,a.get('debit'))" xlink:type="simple">compute_currency(data['form']['currency_id'],company.currency_id.id,a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credit'))" xlink:type="simple">compute_currency(data['form']['currency_id'],company.currency_id.id,a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ce6"/>
          <table:table-cell table:number-columns-repeated="1022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if%20test=%22a.get('type')%20==%20'account'%22" xlink:type="simple">python://if test="a.get('type') == 'account'"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for%20each=%22dim%20in%20get_dimensions_data(data,%20a,%20company)%22" xlink:type="simple">python://for each="dim in get_dimensions_data(data, a, company)"</text:a></text:p>
          </table:table-cell>
          <table:table-cell table:number-columns-repeated="1023"/>
        </table:table-row>
        <table:table-row table:style-name="ro6">
          <table:table-cell/>
          <table:table-cell table:style-name="ce11" office:value-type="string" calcext:value-type="string">
            <text:p><text:a xlink:href="python://dim.get('multiprop')" xlink:type="simple">python://dim.get('multiprop'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debit'))" xlink:type="simple">compute_currency(data['form']['currency_id'],company.currency_id.id,dim.get('debit')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credit'))" xlink:type="simple">compute_currency(data['form']['currency_id'],company.currency_id.id,dim.get('credit')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balance'))" xlink:type="simple">compute_currency(data['form']['currency_id'],company.currency_id.id,dim.get('balance'))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style-name="ce4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<text:a xlink:href="python://if%20test=%22(not%20data['form']['enable_filter']%20and%20not%20data['form']['debit_credit']%20and%20data['form']['display_org_unit_column']==1%20and%20%20data['form']['display_analytic_acc_column']==1%20and%20data['form']['display_multiprop_column']==1)%22" xlink:type="simple">python://if test="(not data['form']['enable_filter'] and not data['form']['debit_credit'] and data['form']['display_org_unit_column']==1 and  data['form']['display_analytic_acc_column']==1 and data['form']['display_multiprop_column']==1)"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4" office:value-type="string" calcext:value-type="string">
            <text:p>Nombre</text:p>
          </table:table-cell>
          <table:table-cell table:style-name="ce10" office:value-type="string" calcext:value-type="string">
            <text:p>Unidad Organizativa</text:p>
          </table:table-cell>
          <table:table-cell table:style-name="ce10" office:value-type="string" calcext:value-type="string">
            <text:p>Cuenta Analítica</text:p>
          </table:table-cell>
          <table:table-cell table:style-name="ce10" office:value-type="string" calcext:value-type="string">
            <text:p>Multipropósito</text:p>
          </table:table-cell>
          <table:table-cell table:style-name="ce7" office:value-type="string" calcext:value-type="string">
            <text:p>Sald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 table:style-name="ce4" table:number-columns-repeated="4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if%20test=%22%20a.get('level')!=0%22" xlink:type="simple">python://if test=" a.get('level')!=0"</text:a></text:p>
          </table:table-cell>
          <table:table-cell table:style-name="ce4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a.get('level')==1%22" xlink:type="simple">python://if test="a.get('level')==1"</text:a></text:p>
          </table:table-cell>
          <table:table-cell table:style-name="ce5" table:number-columns-repeated="2"/>
          <table:table-cell table:number-columns-repeated="1021"/>
        </table:table-row>
        <table:table-row table:style-name="ro6">
          <table:table-cell table:style-name="ce5" office:value-type="string" calcext:value-type="string">
            <text:p><text:a xlink:href="python://a.get('name')" xlink:type="simple">python://a.get('name')</text:a></text:p>
          </table:table-cell>
          <table:table-cell table:style-name="ce5" table:number-columns-repeated="3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if%20test=%22a.get('level')==2%22" xlink:type="simple">python://if test="a.get('level')==2"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6">
          <table:table-cell table:style-name="ce6" office:value-type="string" calcext:value-type="string">
            <text:p><text:a xlink:href="python://'%20'*a.get('level')+a.get('name')" xlink:type="simple">python://' '*a.get('level')+a.get('name')</text:a></text:p>
          </table:table-cell>
          <table:table-cell table:style-name="ce6" table:number-columns-repeated="3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7">
          <table:table-cell office:value-type="string" calcext:value-type="string">
            <text:p><text:a xlink:href="python://if test=&quot;a.get('level')==3 or a.get('level')==4 or a.get('level')==5 or a.get('level')==6&quot;" xlink:type="simple">python://if test="a.get('level')==3 or a.get('level')==4 or a.get('level')==5 or a.get('level')==6"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6">
          <table:table-cell table:style-name="ce6" office:value-type="string" calcext:value-type="string">
            <text:p><text:a xlink:href="python://'%20%20%20%20'*a.get('level')+a.get('name')" xlink:type="simple">python://'    '*a.get('level')+a.get('name')</text:a></text:p>
          </table:table-cell>
          <table:table-cell table:style-name="ce6" table:number-columns-repeated="3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ce6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if%20test=%22a.get('type')%20==%20'account'%22" xlink:type="simple">python://if test="a.get('type') == 'account'"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for%20each=%22dim%20in%20get_dimensions_data(data,%20a,%20company)%22" xlink:type="simple">python://for each="dim in get_dimensions_data(data, a, company)"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6">
          <table:table-cell/>
          <table:table-cell table:style-name="ce11" office:value-type="string" calcext:value-type="string">
            <text:p><text:a xlink:href="python://dim.get('org_unit')" xlink:type="simple">python://dim.get('org_unit')</text:a></text:p>
          </table:table-cell>
          <table:table-cell table:style-name="ce11" office:value-type="string" calcext:value-type="string">
            <text:p><text:a xlink:href="python://dim.get('analytic_acc')" xlink:type="simple">python://dim.get('analytic_acc')</text:a></text:p>
          </table:table-cell>
          <table:table-cell table:style-name="ce11" office:value-type="string" calcext:value-type="string">
            <text:p><text:a xlink:href="python://dim.get('multiprop')" xlink:type="simple">python://dim.get('multiprop'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balance'))" xlink:type="simple">compute_currency(data['form']['currency_id'],company.currency_id.id,dim.get('balance'))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style-name="ce4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<text:a xlink:href="python://if%20test=%22(not%20data['form']['enable_filter']%20and%20not%20data['form']['debit_credit']%20and%20data['form']['display_org_unit_column']==1%20and%20%20data['form']['display_analytic_acc_column']==1%20and%20not%20data['form']['display_multiprop_column'])%22" xlink:type="simple">python://if test="(not data['form']['enable_filter'] and not data['form']['debit_credit'] and data['form']['display_org_unit_column']==1 and  data['form']['display_analytic_acc_column']==1 and not data['form']['display_multiprop_column'])"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4" office:value-type="string" calcext:value-type="string">
            <text:p>Nombre</text:p>
          </table:table-cell>
          <table:table-cell table:style-name="ce10" office:value-type="string" calcext:value-type="string">
            <text:p>Unidad Organizativa</text:p>
          </table:table-cell>
          <table:table-cell table:style-name="ce10" office:value-type="string" calcext:value-type="string">
            <text:p>Cuenta Analítica</text:p>
          </table:table-cell>
          <table:table-cell table:style-name="ce7" office:value-type="string" calcext:value-type="string">
            <text:p>Sald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 table:style-name="ce4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if%20test=%22%20a.get('level')!=0%22" xlink:type="simple">python://if test=" a.get('level')!=0"</text:a>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<text:a xlink:href="python://if%20test=%22a.get('level')==1%22" xlink:type="simple">python://if test="a.get('level')==1"</text:a></text:p>
          </table:table-cell>
          <table:table-cell table:style-name="ce5" table:number-columns-repeated="2"/>
          <table:table-cell table:number-columns-repeated="1021"/>
        </table:table-row>
        <table:table-row table:style-name="ro6">
          <table:table-cell table:style-name="ce5" office:value-type="string" calcext:value-type="string">
            <text:p><text:a xlink:href="python://a.get('name')" xlink:type="simple">python://a.get('name')</text:a></text:p>
          </table:table-cell>
          <table:table-cell table:style-name="ce5" table:number-columns-repeated="2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if%20test=%22a.get('level')==2%22" xlink:type="simple">python://if test="a.get('level')==2"</text:a></text:p>
          </table:table-cell>
          <table:table-cell/>
          <table:table-cell table:style-name="ce9"/>
          <table:table-cell table:number-columns-repeated="1021"/>
        </table:table-row>
        <table:table-row table:style-name="ro6">
          <table:table-cell table:style-name="ce6" office:value-type="string" calcext:value-type="string">
            <text:p><text:a xlink:href="python://'%20'*a.get('level')+a.get('name')" xlink:type="simple">python://' '*a.get('level')+a.get('name')</text:a></text:p>
          </table:table-cell>
          <table:table-cell table:style-name="ce6" table:number-columns-repeated="2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/>
          <table:table-cell table:number-columns-repeated="1021"/>
        </table:table-row>
        <table:table-row table:style-name="ro7">
          <table:table-cell office:value-type="string" calcext:value-type="string">
            <text:p><text:a xlink:href="python://if test=&quot;a.get('level')==3 or a.get('level')==4 or a.get('level')==5 or a.get('level')==6&quot;" xlink:type="simple">python://if test="a.get('level')==3 or a.get('level')==4 or a.get('level')==5 or a.get('level')==6"</text:a></text:p>
          </table:table-cell>
          <table:table-cell/>
          <table:table-cell table:style-name="ce9"/>
          <table:table-cell table:number-columns-repeated="1021"/>
        </table:table-row>
        <table:table-row table:style-name="ro6">
          <table:table-cell table:style-name="ce6" office:value-type="string" calcext:value-type="string">
            <text:p><text:a xlink:href="python://'%20%20%20%20'*a.get('level')+a.get('name')" xlink:type="simple">python://'    '*a.get('level')+a.get('name')</text:a></text:p>
          </table:table-cell>
          <table:table-cell table:style-name="ce6" table:number-columns-repeated="2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ce6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if%20test=%22a.get('type')%20==%20'account'%22" xlink:type="simple">python://if test="a.get('type') == 'account'"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for%20each=%22dim%20in%20get_dimensions_data(data,%20a,%20company)%22" xlink:type="simple">python://for each="dim in get_dimensions_data(data, a, company)"</text:a></text:p>
          </table:table-cell>
          <table:table-cell/>
          <table:table-cell table:style-name="ce9"/>
          <table:table-cell table:number-columns-repeated="1021"/>
        </table:table-row>
        <table:table-row table:style-name="ro6">
          <table:table-cell/>
          <table:table-cell table:style-name="ce11" office:value-type="string" calcext:value-type="string">
            <text:p><text:a xlink:href="python://dim.get('org_unit')" xlink:type="simple">python://dim.get('org_unit')</text:a></text:p>
          </table:table-cell>
          <table:table-cell table:style-name="ce11" office:value-type="string" calcext:value-type="string">
            <text:p><text:a xlink:href="python://dim.get('analytic_acc')" xlink:type="simple">python://dim.get('analytic_acc'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balance'))" xlink:type="simple">compute_currency(data['form']['currency_id'],company.currency_id.id,dim.get('balance'))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<text:a xlink:href="python://if%20test=%22(not%20data['form']['enable_filter']%20and%20not%20data['form']['debit_credit']%20and%20data['form']['display_org_unit_column']==1%20and%20not%20data['form']['display_analytic_acc_column']%20and%20data['form']['display_multiprop_column']==1)%22" xlink:type="simple">python://if test="(not data['form']['enable_filter'] and not data['form']['debit_credit'] and data['form']['display_org_unit_column']==1 and not data['form']['display_analytic_acc_column'] and data['form']['display_multiprop_column']==1)"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4" office:value-type="string" calcext:value-type="string">
            <text:p>Nombre</text:p>
          </table:table-cell>
          <table:table-cell table:style-name="ce10" office:value-type="string" calcext:value-type="string">
            <text:p>Unidad Organizativa</text:p>
          </table:table-cell>
          <table:table-cell table:style-name="ce10" office:value-type="string" calcext:value-type="string">
            <text:p>Multipropósito</text:p>
          </table:table-cell>
          <table:table-cell table:style-name="ce7" office:value-type="string" calcext:value-type="string">
            <text:p>Sald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 table:style-name="ce4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if%20test=%22%20a.get('level')!=0%22" xlink:type="simple">python://if test=" a.get('level')!=0"</text:a>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<text:a xlink:href="python://if%20test=%22a.get('level')==1%22" xlink:type="simple">python://if test="a.get('level')==1"</text:a></text:p>
          </table:table-cell>
          <table:table-cell table:style-name="ce5" table:number-columns-repeated="2"/>
          <table:table-cell table:number-columns-repeated="1021"/>
        </table:table-row>
        <table:table-row table:style-name="ro6">
          <table:table-cell table:style-name="ce5" office:value-type="string" calcext:value-type="string">
            <text:p><text:a xlink:href="python://a.get('name')" xlink:type="simple">python://a.get('name')</text:a></text:p>
          </table:table-cell>
          <table:table-cell table:style-name="ce5" table:number-columns-repeated="2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if%20test=%22a.get('level')==2%22" xlink:type="simple">python://if test="a.get('level')==2"</text:a></text:p>
          </table:table-cell>
          <table:table-cell/>
          <table:table-cell table:style-name="ce9"/>
          <table:table-cell table:number-columns-repeated="1021"/>
        </table:table-row>
        <table:table-row table:style-name="ro6">
          <table:table-cell table:style-name="ce6" office:value-type="string" calcext:value-type="string">
            <text:p><text:a xlink:href="python://'%20'*a.get('level')+a.get('name')" xlink:type="simple">python://' '*a.get('level')+a.get('name')</text:a></text:p>
          </table:table-cell>
          <table:table-cell table:style-name="ce6" table:number-columns-repeated="2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/>
          <table:table-cell table:number-columns-repeated="1021"/>
        </table:table-row>
        <table:table-row table:style-name="ro7">
          <table:table-cell office:value-type="string" calcext:value-type="string">
            <text:p><text:a xlink:href="python://if test=&quot;a.get('level')==3 or a.get('level')==4 or a.get('level')==5 or a.get('level')==6&quot;" xlink:type="simple">python://if test="a.get('level')==3 or a.get('level')==4 or a.get('level')==5 or a.get('level')==6"</text:a></text:p>
          </table:table-cell>
          <table:table-cell/>
          <table:table-cell table:style-name="ce9"/>
          <table:table-cell table:number-columns-repeated="1021"/>
        </table:table-row>
        <table:table-row table:style-name="ro6">
          <table:table-cell table:style-name="ce6" office:value-type="string" calcext:value-type="string">
            <text:p><text:a xlink:href="python://'%20%20%20%20'*a.get('level')+a.get('name')" xlink:type="simple">python://'    '*a.get('level')+a.get('name')</text:a></text:p>
          </table:table-cell>
          <table:table-cell table:style-name="ce6" table:number-columns-repeated="2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ce6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if%20test=%22a.get('type')%20==%20'account'%22" xlink:type="simple">python://if test="a.get('type') == 'account'"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for%20each=%22dim%20in%20get_dimensions_data(data,%20a,%20company)%22" xlink:type="simple">python://for each="dim in get_dimensions_data(data, a, company)"</text:a></text:p>
          </table:table-cell>
          <table:table-cell/>
          <table:table-cell table:style-name="ce9"/>
          <table:table-cell table:number-columns-repeated="1021"/>
        </table:table-row>
        <table:table-row table:style-name="ro6">
          <table:table-cell/>
          <table:table-cell table:style-name="ce11" office:value-type="string" calcext:value-type="string">
            <text:p><text:a xlink:href="python://dim.get('org_unit')" xlink:type="simple">python://dim.get('org_unit')</text:a></text:p>
          </table:table-cell>
          <table:table-cell table:style-name="ce11" office:value-type="string" calcext:value-type="string">
            <text:p><text:a xlink:href="python://dim.get('multiprop')" xlink:type="simple">python://dim.get('multiprop'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balance'))" xlink:type="simple">compute_currency(data['form']['currency_id'],company.currency_id.id,dim.get('balance'))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<text:a xlink:href="python://if%20test=%22(not%20data['form']['enable_filter']%20and%20not%20data['form']['debit_credit']%20and%20not%20data['form']['display_org_unit_column']%20and%20data['form']['display_analytic_acc_column']==1%20and%20data['form']['display_multiprop_column']==1)%22" xlink:type="simple">python://if test="(not data['form']['enable_filter'] and not data['form']['debit_credit'] and not data['form']['display_org_unit_column'] and data['form']['display_analytic_acc_column']==1 and data['form']['display_multiprop_column']==1)"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4" office:value-type="string" calcext:value-type="string">
            <text:p>Nombre</text:p>
          </table:table-cell>
          <table:table-cell table:style-name="ce10" office:value-type="string" calcext:value-type="string">
            <text:p>Cuenta Analítica</text:p>
          </table:table-cell>
          <table:table-cell table:style-name="ce10" office:value-type="string" calcext:value-type="string">
            <text:p>Multipropósito</text:p>
          </table:table-cell>
          <table:table-cell table:style-name="ce7" office:value-type="string" calcext:value-type="string">
            <text:p>Sald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 table:style-name="ce4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if%20test=%22%20a.get('level')!=0%22" xlink:type="simple">python://if test=" a.get('level')!=0"</text:a>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<text:a xlink:href="python://if%20test=%22a.get('level')==1%22" xlink:type="simple">python://if test="a.get('level')==1"</text:a></text:p>
          </table:table-cell>
          <table:table-cell table:style-name="ce5" table:number-columns-repeated="2"/>
          <table:table-cell table:number-columns-repeated="1021"/>
        </table:table-row>
        <table:table-row table:style-name="ro6">
          <table:table-cell table:style-name="ce5" office:value-type="string" calcext:value-type="string">
            <text:p><text:a xlink:href="python://a.get('name')" xlink:type="simple">python://a.get('name')</text:a></text:p>
          </table:table-cell>
          <table:table-cell table:style-name="ce5" table:number-columns-repeated="2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if%20test=%22a.get('level')==2%22" xlink:type="simple">python://if test="a.get('level')==2"</text:a></text:p>
          </table:table-cell>
          <table:table-cell/>
          <table:table-cell table:style-name="ce9"/>
          <table:table-cell table:number-columns-repeated="1021"/>
        </table:table-row>
        <table:table-row table:style-name="ro6">
          <table:table-cell table:style-name="ce6" office:value-type="string" calcext:value-type="string">
            <text:p><text:a xlink:href="python://'%20'*a.get('level')+a.get('name')" xlink:type="simple">python://' '*a.get('level')+a.get('name')</text:a></text:p>
          </table:table-cell>
          <table:table-cell table:style-name="ce6" table:number-columns-repeated="2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/>
          <table:table-cell table:number-columns-repeated="1021"/>
        </table:table-row>
        <table:table-row table:style-name="ro7">
          <table:table-cell office:value-type="string" calcext:value-type="string">
            <text:p><text:a xlink:href="python://if test=&quot;a.get('level')==3 or a.get('level')==4 or a.get('level')==5 or a.get('level')==6&quot;" xlink:type="simple">python://if test="a.get('level')==3 or a.get('level')==4 or a.get('level')==5 or a.get('level')==6"</text:a></text:p>
          </table:table-cell>
          <table:table-cell/>
          <table:table-cell table:style-name="ce9"/>
          <table:table-cell table:number-columns-repeated="1021"/>
        </table:table-row>
        <table:table-row table:style-name="ro6">
          <table:table-cell table:style-name="ce6" office:value-type="string" calcext:value-type="string">
            <text:p><text:a xlink:href="python://'%20%20%20%20'*a.get('level')+a.get('name')" xlink:type="simple">python://'    '*a.get('level')+a.get('name')</text:a></text:p>
          </table:table-cell>
          <table:table-cell table:style-name="ce6" table:number-columns-repeated="2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ce6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if%20test=%22a.get('type')%20==%20'account'%22" xlink:type="simple">python://if test="a.get('type') == 'account'"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for%20each=%22dim%20in%20get_dimensions_data(data,%20a,%20company)%22" xlink:type="simple">python://for each="dim in get_dimensions_data(data, a, company)"</text:a></text:p>
          </table:table-cell>
          <table:table-cell/>
          <table:table-cell table:style-name="ce9"/>
          <table:table-cell table:number-columns-repeated="1021"/>
        </table:table-row>
        <table:table-row table:style-name="ro6">
          <table:table-cell/>
          <table:table-cell table:style-name="ce11" office:value-type="string" calcext:value-type="string">
            <text:p><text:a xlink:href="python://dim.get('analytic_acc')" xlink:type="simple">python://dim.get('analytic_acc')</text:a></text:p>
          </table:table-cell>
          <table:table-cell table:style-name="ce11" office:value-type="string" calcext:value-type="string">
            <text:p><text:a xlink:href="python://dim.get('multiprop')" xlink:type="simple">python://dim.get('multiprop'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balance'))" xlink:type="simple">compute_currency(data['form']['currency_id'],company.currency_id.id,dim.get('balance'))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<text:a xlink:href="python://if%20test=%22(not%20data['form']['enable_filter']%20and%20not%20data['form']['debit_credit']%20and%20data['form']['display_org_unit_column']==1%20and%20not%20data['form']['display_analytic_acc_column']%20and%20not%20data['form']['display_multiprop_column'])%22" xlink:type="simple">python://if test="(not data['form']['enable_filter'] and not data['form']['debit_credit'] and data['form']['display_org_unit_column']==1 and not data['form']['display_analytic_acc_column'] and not data['form']['display_multiprop_column'])"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4" office:value-type="string" calcext:value-type="string">
            <text:p>Nombre</text:p>
          </table:table-cell>
          <table:table-cell table:style-name="ce10" office:value-type="string" calcext:value-type="string">
            <text:p>Unidad Organizativa</text:p>
          </table:table-cell>
          <table:table-cell table:style-name="ce7" office:value-type="string" calcext:value-type="string">
            <text:p>Sald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if%20test=%22%20a.get('level')!=0%22" xlink:type="simple">python://if test=" a.get('level')!=0"</text:a>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<text:a xlink:href="python://if%20test=%22a.get('level')==1%22" xlink:type="simple">python://if test="a.get('level')==1"</text:a></text:p>
          </table:table-cell>
          <table:table-cell table:style-name="ce5"/>
          <table:table-cell table:number-columns-repeated="1022"/>
        </table:table-row>
        <table:table-row table:style-name="ro6">
          <table:table-cell table:style-name="ce5" office:value-type="string" calcext:value-type="string">
            <text:p><text:a xlink:href="python://a.get('name')" xlink:type="simple">python://a.get('name')</text:a></text:p>
          </table:table-cell>
          <table:table-cell table:style-name="ce5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 calcext:value-type="string">
            <text:p><text:a xlink:href="python://if%20test=%22a.get('level')==2%22" xlink:type="simple">python://if test="a.get('level')==2"</text:a>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>
            <text:p><text:a xlink:href="python://'%20'*a.get('level')+a.get('name')" xlink:type="simple">python://' '*a.get('level')+a.get('name')</text:a></text:p>
          </table:table-cell>
          <table:table-cell table:style-name="ce6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a xlink:href="python://if test=&quot;a.get('level')==3 or a.get('level')==4 or a.get('level')==5 or a.get('level')==6&quot;" xlink:type="simple">python://if test="a.get('level')==3 or a.get('level')==4 or a.get('level')==5 or a.get('level')==6"</text:a>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>
            <text:p><text:a xlink:href="python://'%20%20%20%20'*a.get('level')+a.get('name')" xlink:type="simple">python://'    '*a.get('level')+a.get('name')</text:a></text:p>
          </table:table-cell>
          <table:table-cell table:style-name="ce6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ce6"/>
          <table:table-cell table:number-columns-repeated="1022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if%20test=%22a.get('type')%20==%20'account'%22" xlink:type="simple">python://if test="a.get('type') == 'account'"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for%20each=%22dim%20in%20get_dimensions_data(data,%20a,%20company)%22" xlink:type="simple">python://for each="dim in get_dimensions_data(data, a, company)"</text:a></text:p>
          </table:table-cell>
          <table:table-cell table:number-columns-repeated="1023"/>
        </table:table-row>
        <table:table-row table:style-name="ro6">
          <table:table-cell/>
          <table:table-cell table:style-name="ce11" office:value-type="string" calcext:value-type="string">
            <text:p><text:a xlink:href="python://dim.get('org_unit')" xlink:type="simple">python://dim.get('org_unit'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balance'))" xlink:type="simple">compute_currency(data['form']['currency_id'],company.currency_id.id,dim.get('balance'))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<text:a xlink:href="python://if%20test=%22(not%20data['form']['enable_filter']%20and%20not%20data['form']['debit_credit']%20and%20not%20data['form']['display_org_unit_column']%20and%20data['form']['display_analytic_acc_column']==1%20and%20not%20data['form']['display_multiprop_column'])%22" xlink:type="simple">python://if test="(not data['form']['enable_filter'] and not data['form']['debit_credit'] and not data['form']['display_org_unit_column'] and data['form']['display_analytic_acc_column']==1 and not data['form']['display_multiprop_column'])"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4" office:value-type="string" calcext:value-type="string">
            <text:p>Nombre</text:p>
          </table:table-cell>
          <table:table-cell table:style-name="ce10" office:value-type="string" calcext:value-type="string">
            <text:p>Cuenta Analítica</text:p>
          </table:table-cell>
          <table:table-cell table:style-name="ce7" office:value-type="string" calcext:value-type="string">
            <text:p>Sald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if%20test=%22%20a.get('level')!=0%22" xlink:type="simple">python://if test=" a.get('level')!=0"</text:a>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<text:a xlink:href="python://if%20test=%22a.get('level')==1%22" xlink:type="simple">python://if test="a.get('level')==1"</text:a></text:p>
          </table:table-cell>
          <table:table-cell table:style-name="ce5"/>
          <table:table-cell table:number-columns-repeated="1022"/>
        </table:table-row>
        <table:table-row table:style-name="ro6">
          <table:table-cell table:style-name="ce5" office:value-type="string" calcext:value-type="string">
            <text:p><text:a xlink:href="python://a.get('name')" xlink:type="simple">python://a.get('name')</text:a></text:p>
          </table:table-cell>
          <table:table-cell table:style-name="ce5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 calcext:value-type="string">
            <text:p><text:a xlink:href="python://if%20test=%22a.get('level')==2%22" xlink:type="simple">python://if test="a.get('level')==2"</text:a>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>
            <text:p><text:a xlink:href="python://'%20'*a.get('level')+a.get('name')" xlink:type="simple">python://' '*a.get('level')+a.get('name')</text:a></text:p>
          </table:table-cell>
          <table:table-cell table:style-name="ce6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a xlink:href="python://if test=&quot;a.get('level')==3 or a.get('level')==4 or a.get('level')==5 or a.get('level')==6&quot;" xlink:type="simple">python://if test="a.get('level')==3 or a.get('level')==4 or a.get('level')==5 or a.get('level')==6"</text:a>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>
            <text:p><text:a xlink:href="python://'%20%20%20%20'*a.get('level')+a.get('name')" xlink:type="simple">python://'    '*a.get('level')+a.get('name')</text:a></text:p>
          </table:table-cell>
          <table:table-cell table:style-name="ce6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ce6"/>
          <table:table-cell table:number-columns-repeated="1022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if%20test=%22a.get('type')%20==%20'account'%22" xlink:type="simple">python://if test="a.get('type') == 'account'"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for%20each=%22dim%20in%20get_dimensions_data(data,%20a,%20company)%22" xlink:type="simple">python://for each="dim in get_dimensions_data(data, a, company)"</text:a></text:p>
          </table:table-cell>
          <table:table-cell table:number-columns-repeated="1023"/>
        </table:table-row>
        <table:table-row table:style-name="ro6">
          <table:table-cell/>
          <table:table-cell table:style-name="ce11" office:value-type="string" calcext:value-type="string">
            <text:p><text:a xlink:href="python://dim.get('analytic_acc')" xlink:type="simple">python://dim.get('analytic_acc'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balance'))" xlink:type="simple">compute_currency(data['form']['currency_id'],company.currency_id.id,dim.get('balance'))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<text:a xlink:href="python://if%20test=%22(not%20data['form']['enable_filter']%20and%20not%20data['form']['debit_credit']%20and%20not%20data['form']['display_org_unit_column']%20and%20not%20data['form']['display_analytic_acc_column']%20and%20data['form']['display_multiprop_column']==1)%22" xlink:type="simple">python://if test="(not data['form']['enable_filter'] and not data['form']['debit_credit'] and not data['form']['display_org_unit_column'] and not data['form']['display_analytic_acc_column'] and data['form']['display_multiprop_column']==1)"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4" office:value-type="string" calcext:value-type="string">
            <text:p>Nombre</text:p>
          </table:table-cell>
          <table:table-cell table:style-name="ce10" office:value-type="string" calcext:value-type="string">
            <text:p>Multipropósito</text:p>
          </table:table-cell>
          <table:table-cell table:style-name="ce7" office:value-type="string" calcext:value-type="string">
            <text:p>Sald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if%20test=%22%20a.get('level')!=0%22" xlink:type="simple">python://if test=" a.get('level')!=0"</text:a>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<text:a xlink:href="python://if%20test=%22a.get('level')==1%22" xlink:type="simple">python://if test="a.get('level')==1"</text:a></text:p>
          </table:table-cell>
          <table:table-cell table:style-name="ce5"/>
          <table:table-cell table:number-columns-repeated="1022"/>
        </table:table-row>
        <table:table-row table:style-name="ro6">
          <table:table-cell table:style-name="ce5" office:value-type="string" calcext:value-type="string">
            <text:p><text:a xlink:href="python://a.get('name')" xlink:type="simple">python://a.get('name')</text:a></text:p>
          </table:table-cell>
          <table:table-cell table:style-name="ce5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 calcext:value-type="string">
            <text:p><text:a xlink:href="python://if%20test=%22a.get('level')==2%22" xlink:type="simple">python://if test="a.get('level')==2"</text:a>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>
            <text:p><text:a xlink:href="python://'%20'*a.get('level')+a.get('name')" xlink:type="simple">python://' '*a.get('level')+a.get('name')</text:a></text:p>
          </table:table-cell>
          <table:table-cell table:style-name="ce6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a xlink:href="python://if test=&quot;a.get('level')==3 or a.get('level')==4 or a.get('level')==5 or a.get('level')==6&quot;" xlink:type="simple">python://if test="a.get('level')==3 or a.get('level')==4 or a.get('level')==5 or a.get('level')==6"</text:a>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>
            <text:p><text:a xlink:href="python://'%20%20%20%20'*a.get('level')+a.get('name')" xlink:type="simple">python://'    '*a.get('level')+a.get('name')</text:a></text:p>
          </table:table-cell>
          <table:table-cell table:style-name="ce6"/>
          <table:table-cell table:style-name="ce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ce6"/>
          <table:table-cell table:number-columns-repeated="1022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if%20test=%22a.get('type')%20==%20'account'%22" xlink:type="simple">python://if test="a.get('type') == 'account'"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for%20each=%22dim%20in%20get_dimensions_data(data,%20a,%20company)%22" xlink:type="simple">python://for each="dim in get_dimensions_data(data, a, company)"</text:a></text:p>
          </table:table-cell>
          <table:table-cell table:number-columns-repeated="1023"/>
        </table:table-row>
        <table:table-row table:style-name="ro6">
          <table:table-cell/>
          <table:table-cell table:style-name="ce11" office:value-type="string" calcext:value-type="string">
            <text:p><text:a xlink:href="python://dim.get('multiprop')" xlink:type="simple">python://dim.get('multiprop')</text:a></text:p>
          </table:table-cell>
          <table:table-cell table:style-name="ce8" office:value-type="string" calcext:value-type="string">
            <text:p><text:a xlink:href="python://compute_currency(data['form']['currency_id'],company.currency_id.id,dim.get('balance'))" xlink:type="simple">compute_currency(data['form']['currency_id'],company.currency_id.id,dim.get('balance'))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 table:style-name="Default"/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3:Sheet1.A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 style:data-style-name="N2" text:time-value="15:42:16.435395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12:45:14</meta:creation-date>
    <meta:editing-duration>PT4H52M39S</meta:editing-duration>
    <meta:editing-cycles>34</meta:editing-cycles>
    <meta:generator>LibreOffice/4.2.8.2$Linux_X86_64 LibreOffice_project/420m0$Build-2</meta:generator>
    <dc:date>2018-06-11T16:18:25.996510627</dc:date>
    <meta:document-statistic meta:table-count="1" meta:cell-count="560" meta:object-count="0"/>
  </office:meta>
</office:document-meta>
</file>